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lRestrictionsProperty.isDenyBeforeGr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RestrictionsProperty.getRequired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RestrictionsProperty.toXml( Document docu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clRestrictions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RestrictionsProperty.AclRestrictionsProperty( boolean grantOnly , boolean noInvert , boolean denyBeforeGrant , Principal requiredPrincip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lRestrictionsProperty.isNoI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lRestrictionsProperty.isGrant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